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5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8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15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18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25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28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33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36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</style:tab-stops>
      </style:paragraph-properties>
    </style:style>
    <style:style style:name="P41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44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51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54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-0.50pt" fo:text-indent="-5.40pt">
        <style:tab-stops>
          <style:tab-stop style:position="113.90pt" style:type="center"/>
          <style:tab-stop style:position="3405.80pt"/>
          <style:tab-stop style:position="421122.15pt" style:type="right"/>
        </style:tab-stops>
      </style:paragraph-properties>
    </style:style>
    <style:style style:name="P57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60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-0.50pt" fo:text-indent="-5.40pt">
        <style:tab-stops>
          <style:tab-stop style:position="433.70pt" style:type="center"/>
        </style:tab-stops>
      </style:paragraph-properties>
    </style:style>
    <style:style style:name="P63" style:family="paragraph">
      <style:paragraph-properties fo:line-height="100.00%" fo:text-align="left" fo:margin-top="6.00pt" fo:margin-bottom="6.00pt"/>
    </style:style>
    <style:style style:name="TableColumn0100" style:family="table-column">
      <style:table-column-properties style:column-width="1.575000in"/>
    </style:style>
    <style:style style:name="TableColumn0101" style:family="table-column">
      <style:table-column-properties style:column-width="2.426389in"/>
    </style:style>
    <style:style style:name="TableColumn0102" style:family="table-column">
      <style:table-column-properties style:column-width="2.015278in"/>
    </style:style>
    <style:style style:name="Table01" style:family="table">
      <style:table-properties style:width="6.016667in" fo:margin-left="0.000000in" style:writing-mode="lr" table:align="left" style:may-break-between-rows="true"/>
    </style:style>
    <style:style style:name="TableRow0100" style:family="table-row">
      <style:table-row-properties style:min-row-height="0.531250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 0 0 0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531250in"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 style:min-row-height="0.531250in"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 style:min-row-height="0.531250in"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 style:min-row-height="0.531250in"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 style:min-row-height="0.531250in"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cccc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 style:min-row-height="0.531250in"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 style:min-row-height="0.531250in"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 style:min-row-height="0.531250in"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9" style:family="table-row">
      <style:table-row-properties style:min-row-height="0.531250in"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cccc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0" style:family="table-row">
      <style:table-row-properties style:min-row-height="0.531250in"/>
    </style:style>
    <style:style style:name="TableCell01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1" style:family="table-row">
      <style:table-row-properties style:min-row-height="0.531250in"/>
    </style:style>
    <style:style style:name="TableCell011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 style:min-row-height="0.531250in"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cccc"/>
    </style:style>
    <style:style style:name="TableCell011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3" style:family="table-row">
      <style:table-row-properties style:min-row-height="0.531250in"/>
    </style:style>
    <style:style style:name="TableCell011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1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4" style:family="table-row">
      <style:table-row-properties style:min-row-height="0.531250in"/>
    </style:style>
    <style:style style:name="TableCell011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1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1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5" style:family="table-row">
      <style:table-row-properties style:min-row-height="0.531250in"/>
    </style:style>
    <style:style style:name="TableCell011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cccc"/>
    </style:style>
    <style:style style:name="TableCell011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6" style:family="table-row">
      <style:table-row-properties style:min-row-height="0.531250in"/>
    </style:style>
    <style:style style:name="TableCell011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1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1.575000in"/>
    </style:style>
    <style:style style:name="TableColumn0201" style:family="table-column">
      <style:table-column-properties style:column-width="2.426389in"/>
    </style:style>
    <style:style style:name="TableColumn0202" style:family="table-column">
      <style:table-column-properties style:column-width="2.015278in"/>
    </style:style>
    <style:style style:name="Table02" style:family="table">
      <style:table-properties style:width="6.016667in" fo:margin-left="0.000000in" style:writing-mode="lr" table:align="left" style:may-break-between-rows="true"/>
    </style:style>
    <style:style style:name="TableRow0200" style:family="table-row">
      <style:table-row-properties style:min-row-height="0.531250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 0 0 0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1" style:family="table-row">
      <style:table-row-properties style:min-row-height="0.531250in"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2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531250in"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2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 style:min-row-height="0.531250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cccccc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 style:min-row-height="0.531250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 table:number-columns-spanned="3">
            <text:p text:style-name="P3"><text:span text:style-name="T2">PLANTILLA DE PERSONAJE</text:span><text:span text:style-name="T3"/></text:p>
          </table:table-cell>
          <table:covered-table-cell/>
          <table:covered-table-cell/>
        </table:table-row>
        <table:table-row table:style-name="TableRow0101">
          <table:table-cell table:style-name="TableCell010100">
            <text:p text:style-name="P6"><text:span text:style-name="T4">Nombre</text:span><text:span text:style-name="T5"/></text:p>
          </table:table-cell>
          <table:table-cell table:style-name="TableCell010101">
            <text:p text:style-name="P6"><text:span text:style-name="T5">Samuel Tena Sánchez</text:span></text:p>
          </table:table-cell>
          <table:table-cell table:style-name="TableCell010102" table:number-rows-spanned="4">
            <text:p text:style-name="P6"><text:span text:style-name="T6">Foto</text:span></text:p>
            <text:p text:style-name="P6"><text:span text:style-name="T7"/></text:p>
          </table:table-cell>
        </table:table-row>
        <table:table-row table:style-name="TableRow0102">
          <table:table-cell table:style-name="TableCell010200">
            <text:p text:style-name="P9"><text:span text:style-name="T8">Edad</text:span><text:span text:style-name="T9"/></text:p>
          </table:table-cell>
          <table:table-cell table:style-name="TableCell010201">
            <text:p text:style-name="P9"><text:span text:style-name="T9">24 años</text:span></text:p>
          </table:table-cell>
          <table:covered-table-cell>
            <text:p text:style-name="P9"><text:span text:style-name="T9"><text:s/></text:span></text:p>
          </table:covered-table-cell>
        </table:table-row>
        <table:table-row table:style-name="TableRow0103">
          <table:table-cell table:style-name="TableCell010300">
            <text:p text:style-name="P11"><text:span text:style-name="T10">Sexo</text:span><text:span text:style-name="T11"/></text:p>
          </table:table-cell>
          <table:table-cell table:style-name="TableCell010301">
            <text:p text:style-name="P11"><text:span text:style-name="T11">Hombre</text:span></text:p>
          </table:table-cell>
          <table:covered-table-cell>
            <text:p text:style-name="P11"><text:span text:style-name="T11"><text:s/></text:span></text:p>
          </table:covered-table-cell>
        </table:table-row>
        <table:table-row table:style-name="TableRow0104">
          <table:table-cell table:style-name="TableCell010400">
            <text:p text:style-name="P13"><text:span text:style-name="T12">Educación</text:span><text:span text:style-name="T13"/></text:p>
          </table:table-cell>
          <table:table-cell table:style-name="TableCell010401">
            <text:p text:style-name="P13"><text:span text:style-name="T13">Grado Superiro en Artes Plásticas y Diseño </text:span></text:p>
          </table:table-cell>
          <table:covered-table-cell>
            <text:p text:style-name="P13"><text:span text:style-name="T13"><text:s/></text:span></text:p>
          </table:covered-table-cell>
        </table:table-row>
        <table:table-row table:style-name="TableRow0105">
          <table:table-cell table:style-name="TableCell010500" table:number-columns-spanned="3">
            <text:p text:style-name="P16"><text:span text:style-name="T14">Contexto de uso</text:span><text:span text:style-name="T15"/></text:p>
          </table:table-cell>
          <table:covered-table-cell/>
          <table:covered-table-cell/>
        </table:table-row>
        <table:table-row table:style-name="TableRow0106">
          <table:table-cell table:style-name="TableCell010600">
            <text:p text:style-name="P19"><text:span text:style-name="T16">Cuándo</text:span><text:span text:style-name="T17"/></text:p>
          </table:table-cell>
          <table:table-cell table:style-name="TableCell010601" table:number-columns-spanned="2">
            <text:p text:style-name="P19"><text:span text:style-name="T18">¿Cuándo utiliza el ordenador? Utiliza el ordenador con frecuencia</text:span><text:span text:style-name="T19"/></text:p>
          </table:table-cell>
          <table:covered-table-cell/>
        </table:table-row>
        <table:table-row table:style-name="TableRow0107">
          <table:table-cell table:style-name="TableCell010700">
            <text:p text:style-name="P21"><text:span text:style-name="T20">Dónde</text:span><text:span text:style-name="T21"/></text:p>
          </table:table-cell>
          <table:table-cell table:style-name="TableCell010701" table:number-columns-spanned="2">
            <text:p text:style-name="P21"><text:span text:style-name="T22">¿Dónde? En casa y en clase<text:s/></text:span><text:span text:style-name="T23"/></text:p>
          </table:table-cell>
          <table:covered-table-cell/>
        </table:table-row>
        <table:table-row table:style-name="TableRow0108">
          <table:table-cell table:style-name="TableCell010800">
            <text:p text:style-name="P23"><text:span text:style-name="T24">Tipo de ordenador</text:span><text:span text:style-name="T25"/></text:p>
          </table:table-cell>
          <table:table-cell table:style-name="TableCell010801" table:number-columns-spanned="2">
            <text:p text:style-name="P23"><text:span text:style-name="T26">¿Qué tipo de ordenador utiliza? Un portatil común de ofimática</text:span><text:span text:style-name="T27"/></text:p>
          </table:table-cell>
          <table:covered-table-cell/>
        </table:table-row>
        <table:table-row table:style-name="TableRow0109">
          <table:table-cell table:style-name="TableCell010900" table:number-columns-spanned="3">
            <text:p text:style-name="P26"><text:span text:style-name="T28">Misión</text:span><text:span text:style-name="T29"/></text:p>
          </table:table-cell>
          <table:covered-table-cell/>
          <table:covered-table-cell/>
        </table:table-row>
        <table:table-row table:style-name="TableRow0110">
          <table:table-cell table:style-name="TableCell011000">
            <text:p text:style-name="P29"><text:span text:style-name="T30">Objetivo</text:span><text:span text:style-name="T31"/></text:p>
          </table:table-cell>
          <table:table-cell table:style-name="TableCell011001" table:number-columns-spanned="2">
            <text:p text:style-name="P29"><text:span text:style-name="T32">¿Para qué quiere utilizar nuestra aplicación? </text:span></text:p>
            <text:p text:style-name="P29"><text:span text:style-name="T32">Quiere pedir una cita al médico</text:span><text:span text:style-name="T33"/></text:p>
          </table:table-cell>
          <table:covered-table-cell/>
        </table:table-row>
        <table:table-row table:style-name="TableRow0111">
          <table:table-cell table:style-name="TableCell011100">
            <text:p text:style-name="P31"><text:span text:style-name="T34">Expectativas</text:span><text:span text:style-name="T35"/></text:p>
          </table:table-cell>
          <table:table-cell table:style-name="TableCell011101" table:number-columns-spanned="2">
            <text:p text:style-name="P31"><text:span text:style-name="T36">¿Qué espera encontrar en ella? </text:span></text:p>
            <text:p text:style-name="P31"><text:span text:style-name="T36">Espera encontrar una cita lo antes posible<text:s/></text:span><text:span text:style-name="T37"><text:s/></text:span></text:p>
          </table:table-cell>
          <table:covered-table-cell/>
        </table:table-row>
        <table:table-row table:style-name="TableRow0112">
          <table:table-cell table:style-name="TableCell011200" table:number-columns-spanned="3">
            <text:p text:style-name="P34"><text:span text:style-name="T38">Motivación</text:span><text:span text:style-name="T39"/></text:p>
          </table:table-cell>
          <table:covered-table-cell/>
          <table:covered-table-cell/>
        </table:table-row>
        <table:table-row table:style-name="TableRow0113">
          <table:table-cell table:style-name="TableCell011300">
            <text:p text:style-name="P37"><text:span text:style-name="T40">Urgencia</text:span><text:span text:style-name="T41"/></text:p>
          </table:table-cell>
          <table:table-cell table:style-name="TableCell011301" table:number-columns-spanned="2">
            <text:p text:style-name="P37"><text:span text:style-name="T42">¿Para cuando quiere utilizarla?</text:span></text:p>
            <text:p text:style-name="P37"><text:span text:style-name="T42">Lo antes posible</text:span><text:span text:style-name="T43"/></text:p>
          </table:table-cell>
          <table:covered-table-cell/>
        </table:table-row>
        <table:table-row table:style-name="TableRow0114">
          <table:table-cell table:style-name="TableCell011400">
            <text:p text:style-name="P39"><text:span text:style-name="T44">Deseo</text:span><text:span text:style-name="T45"/></text:p>
          </table:table-cell>
          <table:table-cell table:style-name="TableCell011401" table:number-columns-spanned="2">
            <text:p text:style-name="P39"><text:span text:style-name="T46">¿Por qué quiere alcanzar ese objetivo?</text:span></text:p>
            <text:p text:style-name="P39"><text:span text:style-name="T46">Porque se encuentra mal desde hace días y posiblemente haya enfermado</text:span><text:span text:style-name="T47"/></text:p>
          </table:table-cell>
          <table:covered-table-cell/>
        </table:table-row>
        <table:table-row table:style-name="TableRow0115">
          <table:table-cell table:style-name="TableCell011500" table:number-columns-spanned="3">
            <text:p text:style-name="P42"><text:span text:style-name="T48">Actitud hacia la tecnología</text:span><text:span text:style-name="T49"/></text:p>
          </table:table-cell>
          <table:covered-table-cell/>
          <table:covered-table-cell/>
        </table:table-row>
        <table:table-row table:style-name="TableRow0116">
          <table:table-cell table:style-name="TableCell011600" table:number-columns-spanned="3">
            <text:p text:style-name="P45"><text:span text:style-name="T50">Se siente cómodo navegando por Internet y usando las nuevas tecnologías. No le es ningún impedimento</text:span><text:span text:style-name="T51"/></text:p>
          </table:table-cell>
          <table:covered-table-cell/>
          <table:covered-table-cell/>
        </table:table-row>
      </table:table>
      <text:p text:style-name="P47"><text:span text:style-name="T51"/></text:p>
      <text:p text:style-name="P47"><text:span text:style-name="T51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 table:number-columns-spanned="3">
            <text:p text:style-name="P49"><text:span text:style-name="T52">PLANTILLA DE ESCENARIO</text:span><text:span text:style-name="T53"/></text:p>
          </table:table-cell>
          <table:covered-table-cell/>
          <table:covered-table-cell/>
        </table:table-row>
        <table:table-row table:style-name="TableRow0201">
          <table:table-cell table:style-name="TableCell020100">
            <text:p text:style-name="P52"><text:span text:style-name="T54">Nombre persona</text:span><text:span text:style-name="T55"/></text:p>
          </table:table-cell>
          <table:table-cell table:style-name="TableCell020101">
            <text:p text:style-name="P52"><text:span text:style-name="T55">Samuel Tena</text:span></text:p>
          </table:table-cell>
          <table:table-cell table:style-name="TableCell020102" table:number-rows-spanned="2">
            <text:p text:style-name="P52"><text:span text:style-name="T56">Foto</text:span></text:p>
            <text:p text:style-name="P52"><text:span text:style-name="T57"/></text:p>
          </table:table-cell>
        </table:table-row>
        <table:table-row table:style-name="TableRow0202">
          <table:table-cell table:style-name="TableCell020200">
            <text:p text:style-name="P55"><text:span text:style-name="T58">Objetivo persona</text:span><text:span text:style-name="T59"/></text:p>
          </table:table-cell>
          <table:table-cell table:style-name="TableCell020201">
            <text:p text:style-name="P55"><text:span text:style-name="T59">Pedir una cita médica porque sospecha que está enfermo, por lo que necesita recuperarse </text:span></text:p>
          </table:table-cell>
          <table:covered-table-cell>
            <text:p text:style-name="P55"><text:span text:style-name="T59"><text:s/></text:span></text:p>
          </table:covered-table-cell>
        </table:table-row>
        <table:table-row table:style-name="TableRow0203">
          <table:table-cell table:style-name="TableCell020300" table:number-columns-spanned="3">
            <text:p text:style-name="P58"><text:span text:style-name="T60">Escenario</text:span><text:span text:style-name="T61"/></text:p>
          </table:table-cell>
          <table:covered-table-cell/>
          <table:covered-table-cell/>
        </table:table-row>
        <table:table-row table:style-name="TableRow0204">
          <table:table-cell table:style-name="TableCell020400" table:number-columns-spanned="3">
            <text:p text:style-name="P61"><text:span text:style-name="T61"/></text:p>
            <text:p text:style-name="P61"><text:span text:style-name="T61">Samuel es un chico que estudia un grado superiro en cerámica y después del primer cuatrimestre del curso ha sacado muy buenas notas, por lo que su familia ha planeado regalarle un viaje a Francia por Navidad. Sin embargo ha comenzado a enfermar por la bajada de temperaturas y necesita ponerse bueno antes del viaje. La familia de Samuel recientemente se ha cambiado a la sanidad privada por su innovador sistema de citas, por lo que Samuel se dispone a pedir cita. Accede desde el portal web donde necesita registrarse para pedir cita, durante el registro tiene que contestar una serie de preguntas sobre su salud y su historial médico para que el sistema sea consciente del estado de su salud actualmente. </text:span></text:p>
            <text:p text:style-name="P61"><text:span text:style-name="T61">Una vez se registra accede a la página principal de la web donde puede solicitar citas, Samuel puede elegir del calendario los días señalados y termina pidiendo la cita para el primer día que tiene disponible. Finalmente llega la fecha y asiste al centro de salud, le recetan los medicamentos para poder tratarse antes de su viaje. </text:span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  <text:p text:style-name="P61"><text:span text:style-name="T61"/></text:p>
          </table:table-cell>
          <table:covered-table-cell/>
          <table:covered-table-cell/>
        </table:table-row>
      </table:table>
      <text:p text:style-name="P63"><text:span text:style-name="T6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